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68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9.28mm" svg:y="104.85mm">
            <draw:object draw:notify-on-update-of-ranges="Arkusz1.B8:Arkusz1.B22 Arkusz1.C8:Arkusz1.C22 Arkusz1.B8:Arkusz1.B22 Arkusz1.D8:Arkusz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ce3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1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nieortogonalność (Fluent) 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51515151515152" calcext:value-type="float">
            <text:p>0,551515151515152</text:p>
          </table:table-cell>
          <table:table-cell table:formula="of:=(((1/2)*([.B9]-[.B8])+[.B8])*[.C8]+((2/3)*([.B9]-[.B8])+[.B8])*(1/2)*[.E9])/([.C8]+(1/2)*[.E9])" office:value-type="float" office:value="9.27272727272727" calcext:value-type="float">
            <text:p>9,27272727272727</text:p>
          </table:table-cell>
          <table:table-cell table:formula="of:=(((1/2)*([.D8]-[.C9])+[.C8]+[.E9])*([.D8]-[.C9])+((2/3)*[.E9]+[.C8])*(1/2)*[.E9])/([.D8]-[.C9]+(1/2)*[.E9])" office:value-type="float" office:value="1.59833333333333" calcext:value-type="float">
            <text:p>1,59833333333333</text:p>
          </table:table-cell>
          <table:table-cell table:formula="of:=(((1/2)*([.B9]-[.B8])+[.B8])*([.D8]-[.C9])+((1/3)*([.B9]-[.B8])+[.B8])*(1/2)*[.E9])/([.D8]-[.C9]+(1/2)*[.E9])" office:value-type="float" office:value="8.7" calcext:value-type="float">
            <text:p>8,7</text:p>
          </table:table-cell>
          <table:table-cell table:formula="of:=DEGREES(ATAN(([.G8]-[.I8])/([.H8]-[.F8])))" office:value-type="float" office:value="28.6836187402895" calcext:value-type="float">
            <text:p>28,6836187402895</text:p>
          </table:table-cell>
          <table:table-cell table:formula="of:=DEGREES(ATAN(([.C9]-[.C8])/([.B9]-[.B8])))" office:value-type="float" office:value="0.636593575963486" calcext:value-type="float">
            <text:p>0,636593575963486</text:p>
          </table:table-cell>
          <table:table-cell table:formula="of:=[.J8]-[.K8]" office:value-type="float" office:value="28.047025164326" calcext:value-type="float">
            <text:p>28,047025164326</text:p>
          </table:table-cell>
          <table:table-cell table:formula="of:=ABS([.L8])" office:value-type="float" office:value="28.047025164326" calcext:value-type="float">
            <text:p>28,047025164326</text:p>
          </table:table-cell>
          <table:table-cell table:formula="of:=(-([.B9]-[.B8])*([.I8]-[.G8])+([.C9]-[.C8])*([.H8]-[.F8]))/[.P8]" office:value-type="float" office:value="0.534063892256709" calcext:value-type="float">
            <text:p>0,534063892256709</text:p>
          </table:table-cell>
          <table:table-cell table:formula="of:=DEGREES(ASIN([.N8]))" office:value-type="float" office:value="32.2804491418365" calcext:value-type="float">
            <text:p>32,2804491418365</text:p>
          </table:table-cell>
          <table:table-cell table:formula="of:=SQRT(([.B9]-[.B8])^2+([.C9]-[.C8])^2)*SQRT(([.H9]-[.F9])^2+([.I9]-[.G9])^2)" office:value-type="float" office:value="19.6951239317236" calcext:value-type="float">
            <text:p>19,69512393172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9]*[.C9]+((1/3)*[.E10]+[.C9])*(1/2)*[.E10])/([.C9]+(1/2)*[.E10])" office:value-type="float" office:value="0.551515151515152" calcext:value-type="float">
            <text:p>0,551515151515152</text:p>
          </table:table-cell>
          <table:table-cell table:formula="of:=(((1/2)*([.B10]-[.B9])+[.B9])*[.C9]+((2/3)*([.B10]-[.B9])+[.B9])*(1/2)*[.E10])/([.C9]+(1/2)*[.E10])" office:value-type="float" office:value="22.8484848484849" calcext:value-type="float">
            <text:p>22,8484848484849</text:p>
          </table:table-cell>
          <table:table-cell table:formula="of:=(((1/2)*([.D9]-[.C10])+[.C9]+[.E10])*([.D9]-[.C10])+((2/3)*[.E10]+[.C9])*(1/2)*[.E10])/([.D9]-[.C10]+(1/2)*[.E10])" office:value-type="float" office:value="1.59833333333333" calcext:value-type="float">
            <text:p>1,59833333333333</text:p>
          </table:table-cell>
          <table:table-cell table:formula="of:=(((1/2)*([.B10]-[.B9])+[.B9])*([.D9]-[.C10])+((1/3)*([.B10]-[.B9])+[.B9])*(1/2)*[.E10])/([.D9]-[.C10]+(1/2)*[.E10])" office:value-type="float" office:value="23.1666666666667" calcext:value-type="float">
            <text:p>23,1666666666667</text:p>
          </table:table-cell>
          <table:table-cell table:formula="of:=DEGREES(ATAN(([.G9]-[.I9])/([.H9]-[.F9])))" office:value-type="float" office:value="-16.9067210802357" calcext:value-type="float">
            <text:p>-16,9067210802357</text:p>
          </table:table-cell>
          <table:table-cell table:formula="of:=DEGREES(ATAN(([.C10]-[.C9])/([.B10]-[.B9])))" office:value-type="float" office:value="-1.1457628381751" calcext:value-type="float">
            <text:p>-1,1457628381751</text:p>
          </table:table-cell>
          <table:table-cell table:formula="of:=[.J9]-[.K9]" office:value-type="float" office:value="-15.7609582420606" calcext:value-type="float">
            <text:p>-15,7609582420606</text:p>
          </table:table-cell>
          <table:table-cell table:formula="of:=ABS([.L9])" office:value-type="float" office:value="15.7609582420606" calcext:value-type="float">
            <text:p>15,7609582420606</text:p>
          </table:table-cell>
          <table:table-cell table:formula="of:=(-([.B10]-[.B9])*([.I9]-[.G9])+([.C10]-[.C9])*([.H9]-[.F9]))/[.P9]" office:value-type="float" office:value="-0.298025753590652" calcext:value-type="float">
            <text:p>-0,298025753590652</text:p>
          </table:table-cell>
          <table:table-cell table:formula="of:=DEGREES(ASIN([.N9]))" office:value-type="float" office:value="-17.3390638283671" calcext:value-type="float">
            <text:p>-17,3390638283671</text:p>
          </table:table-cell>
          <table:table-cell table:formula="of:=SQRT(([.B10]-[.B9])^2+([.C10]-[.C9])^2)*SQRT(([.H10]-[.F10])^2+([.I10]-[.G10])^2)" office:value-type="float" office:value="11.3788213848113" calcext:value-type="float">
            <text:p>11,378821384811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10]*[.C10]+((1/3)*[.E11]+[.C10])*(1/2)*[.E11])/([.C10]+(1/2)*[.E11])" office:value-type="float" office:value="0.551515151515152" calcext:value-type="float">
            <text:p>0,551515151515152</text:p>
          </table:table-cell>
          <table:table-cell table:formula="of:=(((1/2)*([.B11]-[.B10])+[.B10])*[.C10]+((2/3)*([.B11]-[.B10])+[.B10])*(1/2)*[.E11])/([.C10]+(1/2)*[.E11])" office:value-type="float" office:value="35.2121212121212" calcext:value-type="float">
            <text:p>35,2121212121212</text:p>
          </table:table-cell>
          <table:table-cell table:formula="of:=(((1/2)*([.D10]-[.C11])+[.C10]+[.E11])*([.D10]-[.C11])+((2/3)*[.E11]+[.C10])*(1/2)*[.E11])/([.D10]-[.C11]+(1/2)*[.E11])" office:value-type="float" office:value="1.59833333333333" calcext:value-type="float">
            <text:p>1,59833333333333</text:p>
          </table:table-cell>
          <table:table-cell table:formula="of:=(((1/2)*([.B11]-[.B10])+[.B10])*([.D10]-[.C11])+((1/3)*([.B11]-[.B10])+[.B10])*(1/2)*[.E11])/([.D10]-[.C11]+(1/2)*[.E11])" office:value-type="float" office:value="34.7666666666667" calcext:value-type="float">
            <text:p>34,7666666666667</text:p>
          </table:table-cell>
          <table:table-cell table:formula="of:=DEGREES(ATAN(([.G10]-[.I10])/([.H10]-[.F10])))" office:value-type="float" office:value="23.051300916473" calcext:value-type="float">
            <text:p>23,051300916473</text:p>
          </table:table-cell>
          <table:table-cell table:formula="of:=DEGREES(ATAN(([.C11]-[.C10])/([.B11]-[.B10])))" office:value-type="float" office:value="0.818455461688614" calcext:value-type="float">
            <text:p>0,818455461688614</text:p>
          </table:table-cell>
          <table:table-cell table:formula="of:=[.J10]-[.K10]" office:value-type="float" office:value="22.2328454547844" calcext:value-type="float">
            <text:p>22,2328454547844</text:p>
          </table:table-cell>
          <table:table-cell table:formula="of:=ABS([.L10])" office:value-type="float" office:value="22.2328454547844" calcext:value-type="float">
            <text:p>22,2328454547844</text:p>
          </table:table-cell>
          <table:table-cell table:formula="of:=(-([.B11]-[.B10])*([.I10]-[.G10])+([.C11]-[.C10])*([.H10]-[.F10]))/[.P10]" office:value-type="float" office:value="0.38580535112915" calcext:value-type="float">
            <text:p>0,38580535112915</text:p>
          </table:table-cell>
          <table:table-cell table:formula="of:=DEGREES(ASIN([.N10]))" office:value-type="float" office:value="22.6937465467282" calcext:value-type="float">
            <text:p>22,6937465467282</text:p>
          </table:table-cell>
          <table:table-cell table:formula="of:=SQRT(([.B11]-[.B10])^2+([.C11]-[.C10])^2)*SQRT(([.H11]-[.F11])^2+([.I11]-[.G11])^2)" office:value-type="float" office:value="16.7072002860052" calcext:value-type="float">
            <text:p>16,707200286005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11]*[.C11]+((1/3)*[.E12]+[.C11])*(1/2)*[.E12])/([.C11]+(1/2)*[.E12])" office:value-type="float" office:value="0.551515151515152" calcext:value-type="float">
            <text:p>0,551515151515152</text:p>
          </table:table-cell>
          <table:table-cell table:formula="of:=(((1/2)*([.B12]-[.B11])+[.B11])*[.C11]+((2/3)*([.B12]-[.B11])+[.B11])*(1/2)*[.E12])/([.C11]+(1/2)*[.E12])" office:value-type="float" office:value="50.7272727272727" calcext:value-type="float">
            <text:p>50,7272727272727</text:p>
          </table:table-cell>
          <table:table-cell table:formula="of:=(((1/2)*([.D11]-[.C12])+[.C11]+[.E12])*([.D11]-[.C12])+((2/3)*[.E12]+[.C11])*(1/2)*[.E12])/([.D11]-[.C12]+(1/2)*[.E12])" office:value-type="float" office:value="1.59833333333333" calcext:value-type="float">
            <text:p>1,59833333333333</text:p>
          </table:table-cell>
          <table:table-cell table:formula="of:=(((1/2)*([.B12]-[.B11])+[.B11])*([.D11]-[.C12])+((1/3)*([.B12]-[.B11])+[.B11])*(1/2)*[.E12])/([.D11]-[.C12]+(1/2)*[.E12])" office:value-type="float" office:value="51.3" calcext:value-type="float">
            <text:p>51,3</text:p>
          </table:table-cell>
          <table:table-cell table:formula="of:=DEGREES(ATAN(([.G11]-[.I11])/([.H11]-[.F11])))" office:value-type="float" office:value="-28.6836187402891" calcext:value-type="float">
            <text:p>-28,6836187402891</text:p>
          </table:table-cell>
          <table:table-cell table:formula="of:=DEGREES(ATAN(([.C12]-[.C11])/([.B12]-[.B11])))" office:value-type="float" office:value="-0.636593575963486" calcext:value-type="float">
            <text:p>-0,636593575963486</text:p>
          </table:table-cell>
          <table:table-cell table:formula="of:=[.J11]-[.K11]" office:value-type="float" office:value="-28.0470251643256" calcext:value-type="float">
            <text:p>-28,0470251643256</text:p>
          </table:table-cell>
          <table:table-cell table:formula="of:=ABS([.L11])" office:value-type="float" office:value="28.0470251643256" calcext:value-type="float">
            <text:p>28,0470251643256</text:p>
          </table:table-cell>
          <table:table-cell table:formula="of:=(-([.B12]-[.B11])*([.I11]-[.G11])+([.C12]-[.C11])*([.H11]-[.F11]))/[.P11]" office:value-type="float" office:value="-0.46400700824086" calcext:value-type="float">
            <text:p>-0,46400700824086</text:p>
          </table:table-cell>
          <table:table-cell table:formula="of:=DEGREES(ASIN([.N11]))" office:value-type="float" office:value="-27.6459762414688" calcext:value-type="float">
            <text:p>-27,6459762414688</text:p>
          </table:table-cell>
          <table:table-cell table:formula="of:=SQRT(([.B12]-[.B11])^2+([.C12]-[.C11])^2)*SQRT(([.H12]-[.F12])^2+([.I12]-[.G12])^2)" office:value-type="float" office:value="22.6687406841803" calcext:value-type="float">
            <text:p>22,668740684180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12]*[.C12]+((1/3)*[.E13]+[.C12])*(1/2)*[.E13])/([.C12]+(1/2)*[.E13])" office:value-type="float" office:value="0.551515151515152" calcext:value-type="float">
            <text:p>0,551515151515152</text:p>
          </table:table-cell>
          <table:table-cell table:formula="of:=(((1/2)*([.B13]-[.B12])+[.B12])*[.C12]+((2/3)*([.B13]-[.B12])+[.B12])*(1/2)*[.E13])/([.C12]+(1/2)*[.E13])" office:value-type="float" office:value="71.3333333333333" calcext:value-type="float">
            <text:p>71,3333333333333</text:p>
          </table:table-cell>
          <table:table-cell table:formula="of:=(((1/2)*([.D12]-[.C13])+[.C12]+[.E13])*([.D12]-[.C13])+((2/3)*[.E13]+[.C12])*(1/2)*[.E13])/([.D12]-[.C13]+(1/2)*[.E13])" office:value-type="float" office:value="1.59833333333333" calcext:value-type="float">
            <text:p>1,59833333333333</text:p>
          </table:table-cell>
          <table:table-cell table:formula="of:=(((1/2)*([.B13]-[.B12])+[.B12])*([.D12]-[.C13])+((1/3)*([.B13]-[.B12])+[.B12])*(1/2)*[.E13])/([.D12]-[.C13]+(1/2)*[.E13])" office:value-type="float" office:value="70.6333333333333" calcext:value-type="float">
            <text:p>70,6333333333333</text:p>
          </table:table-cell>
          <table:table-cell table:formula="of:=DEGREES(ATAN(([.G12]-[.I12])/([.H12]-[.F12])))" office:value-type="float" office:value="33.7703698973848" calcext:value-type="float">
            <text:p>33,7703698973848</text:p>
          </table:table-cell>
          <table:table-cell table:formula="of:=DEGREES(ATAN(([.C13]-[.C12])/([.B13]-[.B12])))" office:value-type="float" office:value="0.520856374501958" calcext:value-type="float">
            <text:p>0,520856374501958</text:p>
          </table:table-cell>
          <table:table-cell table:formula="of:=[.J12]-[.K12]" office:value-type="float" office:value="33.2495135228828" calcext:value-type="float">
            <text:p>33,2495135228828</text:p>
          </table:table-cell>
          <table:table-cell table:formula="of:=ABS([.L12])" office:value-type="float" office:value="33.2495135228828" calcext:value-type="float">
            <text:p>33,2495135228828</text:p>
          </table:table-cell>
          <table:table-cell table:formula="of:=(-([.B13]-[.B12])*([.I12]-[.G12])+([.C13]-[.C12])*([.H12]-[.F12]))/[.P12]" office:value-type="float" office:value="0.531752010131062" calcext:value-type="float">
            <text:p>0,531752010131062</text:p>
          </table:table-cell>
          <table:table-cell table:formula="of:=DEGREES(ASIN([.N12]))" office:value-type="float" office:value="32.1239076963363" calcext:value-type="float">
            <text:p>32,1239076963363</text:p>
          </table:table-cell>
          <table:table-cell table:formula="of:=SQRT(([.B13]-[.B12])^2+([.C13]-[.C12])^2)*SQRT(([.H13]-[.F13])^2+([.I13]-[.G13])^2)" office:value-type="float" office:value="29.3545926277108" calcext:value-type="float">
            <text:p>29,35459262771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13]*[.C13]+((1/3)*[.E14]+[.C13])*(1/2)*[.E14])/([.C13]+(1/2)*[.E14])" office:value-type="float" office:value="0.551515151515152" calcext:value-type="float">
            <text:p>0,551515151515152</text:p>
          </table:table-cell>
          <table:table-cell table:formula="of:=(((1/2)*([.B14]-[.B13])+[.B13])*[.C13]+((2/3)*([.B14]-[.B13])+[.B13])*(1/2)*[.E14])/([.C13]+(1/2)*[.E14])" office:value-type="float" office:value="94.6060606060606" calcext:value-type="float">
            <text:p>94,6060606060606</text:p>
          </table:table-cell>
          <table:table-cell table:formula="of:=(((1/2)*([.D13]-[.C14])+[.C13]+[.E14])*([.D13]-[.C14])+((2/3)*[.E14]+[.C13])*(1/2)*[.E14])/([.D13]-[.C14]+(1/2)*[.E14])" office:value-type="float" office:value="1.59833333333333" calcext:value-type="float">
            <text:p>1,59833333333333</text:p>
          </table:table-cell>
          <table:table-cell table:formula="of:=(((1/2)*([.B14]-[.B13])+[.B13])*([.D13]-[.C14])+((1/3)*([.B14]-[.B13])+[.B13])*(1/2)*[.E14])/([.D13]-[.C14]+(1/2)*[.E14])" office:value-type="float" office:value="95.4333333333334" calcext:value-type="float">
            <text:p>95,4333333333334</text:p>
          </table:table-cell>
          <table:table-cell table:formula="of:=DEGREES(ATAN(([.G13]-[.I13])/([.H13]-[.F13])))" office:value-type="float" office:value="-38.3183849314217" calcext:value-type="float">
            <text:p>-38,3183849314217</text:p>
          </table:table-cell>
          <table:table-cell table:formula="of:=DEGREES(ATAN(([.C14]-[.C13])/([.B14]-[.B13])))" office:value-type="float" office:value="-0.440728072761014" calcext:value-type="float">
            <text:p>-0,440728072761014</text:p>
          </table:table-cell>
          <table:table-cell table:formula="of:=[.J13]-[.K13]" office:value-type="float" office:value="-37.8776568586607" calcext:value-type="float">
            <text:p>-37,8776568586607</text:p>
          </table:table-cell>
          <table:table-cell table:formula="of:=ABS([.L13])" office:value-type="float" office:value="37.8776568586607" calcext:value-type="float">
            <text:p>37,8776568586607</text:p>
          </table:table-cell>
          <table:table-cell table:formula="of:=(-([.B14]-[.B13])*([.I13]-[.G13])+([.C14]-[.C13])*([.H13]-[.F13]))/[.P13]" office:value-type="float" office:value="-0.589617849727827" calcext:value-type="float">
            <text:p>-0,589617849727827</text:p>
          </table:table-cell>
          <table:table-cell table:formula="of:=DEGREES(ASIN([.N13]))" office:value-type="float" office:value="-36.1298943473585" calcext:value-type="float">
            <text:p>-36,1298943473585</text:p>
          </table:table-cell>
          <table:table-cell table:formula="of:=SQRT(([.B14]-[.B13])^2+([.C14]-[.C13])^2)*SQRT(([.H14]-[.F14])^2+([.I14]-[.G14])^2)" office:value-type="float" office:value="36.8347982603993" calcext:value-type="float">
            <text:p>36,834798260399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14]*[.C14]+((1/3)*[.E15]+[.C14])*(1/2)*[.E15])/([.C14]+(1/2)*[.E15])" office:value-type="float" office:value="0.551515151515152" calcext:value-type="float">
            <text:p>0,551515151515152</text:p>
          </table:table-cell>
          <table:table-cell table:formula="of:=(((1/2)*([.B15]-[.B14])+[.B14])*[.C14]+((2/3)*([.B15]-[.B14])+[.B14])*(1/2)*[.E15])/([.C14]+(1/2)*[.E15])" office:value-type="float" office:value="123.454545454545" calcext:value-type="float">
            <text:p>123,454545454545</text:p>
          </table:table-cell>
          <table:table-cell table:formula="of:=(((1/2)*([.D14]-[.C15])+[.C14]+[.E15])*([.D14]-[.C15])+((2/3)*[.E15]+[.C14])*(1/2)*[.E15])/([.D14]-[.C15]+(1/2)*[.E15])" office:value-type="float" office:value="1.59833333333333" calcext:value-type="float">
            <text:p>1,59833333333333</text:p>
          </table:table-cell>
          <table:table-cell table:formula="of:=(((1/2)*([.B15]-[.B14])+[.B14])*([.D14]-[.C15])+((1/3)*([.B15]-[.B14])+[.B14])*(1/2)*[.E15])/([.D14]-[.C15]+(1/2)*[.E15])" office:value-type="float" office:value="122.5" calcext:value-type="float">
            <text:p>122,5</text:p>
          </table:table-cell>
          <table:table-cell table:formula="of:=DEGREES(ATAN(([.G14]-[.I14])/([.H14]-[.F14])))" office:value-type="float" office:value="42.3602515320348" calcext:value-type="float">
            <text:p>42,3602515320348</text:p>
          </table:table-cell>
          <table:table-cell table:formula="of:=DEGREES(ATAN(([.C15]-[.C14])/([.B15]-[.B14])))" office:value-type="float" office:value="0.381966204729025" calcext:value-type="float">
            <text:p>0,381966204729025</text:p>
          </table:table-cell>
          <table:table-cell table:formula="of:=[.J14]-[.K14]" office:value-type="float" office:value="41.9782853273058" calcext:value-type="float">
            <text:p>41,9782853273058</text:p>
          </table:table-cell>
          <table:table-cell table:formula="of:=ABS([.L14])" office:value-type="float" office:value="41.9782853273058" calcext:value-type="float">
            <text:p>41,9782853273058</text:p>
          </table:table-cell>
          <table:table-cell table:formula="of:=(-([.B15]-[.B14])*([.I14]-[.G14])+([.C15]-[.C14])*([.H14]-[.F14]))/[.P14]" office:value-type="float" office:value="0.638712491275665" calcext:value-type="float">
            <text:p>0,638712491275665</text:p>
          </table:table-cell>
          <table:table-cell table:formula="of:=DEGREES(ASIN([.N14]))" office:value-type="float" office:value="39.69588007894" calcext:value-type="float">
            <text:p>39,69588007894</text:p>
          </table:table-cell>
          <table:table-cell table:formula="of:=SQRT(([.B15]-[.B14])^2+([.C15]-[.C14])^2)*SQRT(([.H15]-[.F15])^2+([.I15]-[.G15])^2)" office:value-type="float" office:value="45.1623033316848" calcext:value-type="float">
            <text:p>45,162303331684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15]*[.C15]+((1/3)*[.E16]+[.C15])*(1/2)*[.E16])/([.C15]+(1/2)*[.E16])" office:value-type="float" office:value="0.551515151515152" calcext:value-type="float">
            <text:p>0,551515151515152</text:p>
          </table:table-cell>
          <table:table-cell table:formula="of:=(((1/2)*([.B16]-[.B15])+[.B15])*[.C15]+((2/3)*([.B16]-[.B15])+[.B15])*(1/2)*[.E16])/([.C15]+(1/2)*[.E16])" office:value-type="float" office:value="154.484848484849" calcext:value-type="float">
            <text:p>154,484848484849</text:p>
          </table:table-cell>
          <table:table-cell table:formula="of:=(((1/2)*([.D15]-[.C16])+[.C15]+[.E16])*([.D15]-[.C16])+((2/3)*[.E16]+[.C15])*(1/2)*[.E16])/([.D15]-[.C16]+(1/2)*[.E16])" office:value-type="float" office:value="1.59833333333333" calcext:value-type="float">
            <text:p>1,59833333333333</text:p>
          </table:table-cell>
          <table:table-cell table:formula="of:=(((1/2)*([.B16]-[.B15])+[.B15])*([.D15]-[.C16])+((1/3)*([.B16]-[.B15])+[.B15])*(1/2)*[.E16])/([.D15]-[.C16]+(1/2)*[.E16])" office:value-type="float" office:value="155.566666666667" calcext:value-type="float">
            <text:p>155,566666666667</text:p>
          </table:table-cell>
          <table:table-cell table:formula="of:=DEGREES(ATAN(([.G15]-[.I15])/([.H15]-[.F15])))" office:value-type="float" office:value="-45.9419981862774" calcext:value-type="float">
            <text:p>-45,9419981862774</text:p>
          </table:table-cell>
          <table:table-cell table:formula="of:=DEGREES(ATAN(([.C16]-[.C15])/([.B16]-[.B15])))" office:value-type="float" office:value="-0.337030109857808" calcext:value-type="float">
            <text:p>-0,337030109857808</text:p>
          </table:table-cell>
          <table:table-cell table:formula="of:=[.J15]-[.K15]" office:value-type="float" office:value="-45.6049680764196" calcext:value-type="float">
            <text:p>-45,6049680764196</text:p>
          </table:table-cell>
          <table:table-cell table:formula="of:=ABS([.L15])" office:value-type="float" office:value="45.6049680764196" calcext:value-type="float">
            <text:p>45,6049680764196</text:p>
          </table:table-cell>
          <table:table-cell table:formula="of:=(-([.B16]-[.B15])*([.I15]-[.G15])+([.C16]-[.C15])*([.H15]-[.F15]))/[.P15]" office:value-type="float" office:value="-0.680274984282459" calcext:value-type="float">
            <text:p>-0,680274984282459</text:p>
          </table:table-cell>
          <table:table-cell table:formula="of:=DEGREES(ASIN([.N15]))" office:value-type="float" office:value="-42.8651350238119" calcext:value-type="float">
            <text:p>-42,8651350238119</text:p>
          </table:table-cell>
          <table:table-cell table:formula="of:=SQRT(([.B16]-[.B15])^2+([.C16]-[.C15])^2)*SQRT(([.H16]-[.F16])^2+([.I16]-[.G16])^2)" office:value-type="float" office:value="54.3768074276592" calcext:value-type="float">
            <text:p>54,376807427659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16]*[.C16]+((1/3)*[.E17]+[.C16])*(1/2)*[.E17])/([.C16]+(1/2)*[.E17])" office:value-type="float" office:value="0.551515151515152" calcext:value-type="float">
            <text:p>0,551515151515152</text:p>
          </table:table-cell>
          <table:table-cell table:formula="of:=(((1/2)*([.B17]-[.B16])+[.B16])*[.C16]+((2/3)*([.B17]-[.B16])+[.B16])*(1/2)*[.E17])/([.C16]+(1/2)*[.E17])" office:value-type="float" office:value="191.575757575758" calcext:value-type="float">
            <text:p>191,575757575758</text:p>
          </table:table-cell>
          <table:table-cell table:formula="of:=(((1/2)*([.D16]-[.C17])+[.C16]+[.E17])*([.D16]-[.C17])+((2/3)*[.E17]+[.C16])*(1/2)*[.E17])/([.D16]-[.C17]+(1/2)*[.E17])" office:value-type="float" office:value="1.59833333333333" calcext:value-type="float">
            <text:p>1,59833333333333</text:p>
          </table:table-cell>
          <table:table-cell table:formula="of:=(((1/2)*([.B17]-[.B16])+[.B16])*([.D16]-[.C17])+((1/3)*([.B17]-[.B16])+[.B16])*(1/2)*[.E17])/([.D16]-[.C17]+(1/2)*[.E17])" office:value-type="float" office:value="190.366666666667" calcext:value-type="float">
            <text:p>190,366666666667</text:p>
          </table:table-cell>
          <table:table-cell table:formula="of:=DEGREES(ATAN(([.G16]-[.I16])/([.H16]-[.F16])))" office:value-type="float" office:value="49.1143307093702" calcext:value-type="float">
            <text:p>49,1143307093702</text:p>
          </table:table-cell>
          <table:table-cell table:formula="of:=DEGREES(ATAN(([.C17]-[.C16])/([.B17]-[.B16])))" office:value-type="float" office:value="0.301553949868279" calcext:value-type="float">
            <text:p>0,301553949868279</text:p>
          </table:table-cell>
          <table:table-cell table:formula="of:=[.J16]-[.K16]" office:value-type="float" office:value="48.812776759502" calcext:value-type="float">
            <text:p>48,812776759502</text:p>
          </table:table-cell>
          <table:table-cell table:formula="of:=ABS([.L16])" office:value-type="float" office:value="48.812776759502" calcext:value-type="float">
            <text:p>48,812776759502</text:p>
          </table:table-cell>
          <table:table-cell table:formula="of:=(-([.B17]-[.B16])*([.I16]-[.G16])+([.C17]-[.C16])*([.H16]-[.F16]))/[.P16]" office:value-type="float" office:value="0.715489632776295" calcext:value-type="float">
            <text:p>0,715489632776295</text:p>
          </table:table-cell>
          <table:table-cell table:formula="of:=DEGREES(ASIN([.N16]))" office:value-type="float" office:value="45.6833407243306" calcext:value-type="float">
            <text:p>45,6833407243306</text:p>
          </table:table-cell>
          <table:table-cell table:formula="of:=SQRT(([.B17]-[.B16])^2+([.C17]-[.C16])^2)*SQRT(([.H17]-[.F17])^2+([.I17]-[.G17])^2)" office:value-type="float" office:value="64.5080181004498" calcext:value-type="float">
            <text:p>64,508018100449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17]*[.C17]+((1/3)*[.E18]+[.C17])*(1/2)*[.E18])/([.C17]+(1/2)*[.E18])" office:value-type="float" office:value="0.551515151515152" calcext:value-type="float">
            <text:p>0,551515151515152</text:p>
          </table:table-cell>
          <table:table-cell table:formula="of:=(((1/2)*([.B18]-[.B17])+[.B17])*[.C17]+((2/3)*([.B18]-[.B17])+[.B17])*(1/2)*[.E18])/([.C17]+(1/2)*[.E18])" office:value-type="float" office:value="230.363636363636" calcext:value-type="float">
            <text:p>230,363636363636</text:p>
          </table:table-cell>
          <table:table-cell table:formula="of:=(((1/2)*([.D17]-[.C18])+[.C17]+[.E18])*([.D17]-[.C18])+((2/3)*[.E18]+[.C17])*(1/2)*[.E18])/([.D17]-[.C18]+(1/2)*[.E18])" office:value-type="float" office:value="1.59833333333333" calcext:value-type="float">
            <text:p>1,59833333333333</text:p>
          </table:table-cell>
          <table:table-cell table:formula="of:=(((1/2)*([.B18]-[.B17])+[.B17])*([.D17]-[.C18])+((1/3)*([.B18]-[.B17])+[.B17])*(1/2)*[.E18])/([.D17]-[.C18]+(1/2)*[.E18])" office:value-type="float" office:value="231.7" calcext:value-type="float">
            <text:p>231,7</text:p>
          </table:table-cell>
          <table:table-cell table:formula="of:=DEGREES(ATAN(([.G17]-[.I17])/([.H17]-[.F17])))" office:value-type="float" office:value="-51.9272181260093" calcext:value-type="float">
            <text:p>-51,9272181260093</text:p>
          </table:table-cell>
          <table:table-cell table:formula="of:=DEGREES(ATAN(([.C18]-[.C17])/([.B18]-[.B17])))" office:value-type="float" office:value="-0.272834983068092" calcext:value-type="float">
            <text:p>-0,272834983068092</text:p>
          </table:table-cell>
          <table:table-cell table:formula="of:=[.J17]-[.K17]" office:value-type="float" office:value="-51.6543831429412" calcext:value-type="float">
            <text:p>-51,6543831429412</text:p>
          </table:table-cell>
          <table:table-cell table:formula="of:=ABS([.L17])" office:value-type="float" office:value="51.6543831429412" calcext:value-type="float">
            <text:p>51,6543831429412</text:p>
          </table:table-cell>
          <table:table-cell table:formula="of:=(-([.B18]-[.B17])*([.I17]-[.G17])+([.C18]-[.C17])*([.H17]-[.F17]))/[.P17]" office:value-type="float" office:value="-0.745408383015712" calcext:value-type="float">
            <text:p>-0,745408383015712</text:p>
          </table:table-cell>
          <table:table-cell table:formula="of:=DEGREES(ASIN([.N17]))" office:value-type="float" office:value="-48.1941879352088" calcext:value-type="float">
            <text:p>-48,1941879352088</text:p>
          </table:table-cell>
          <table:table-cell table:formula="of:=SQRT(([.B18]-[.B17])^2+([.C18]-[.C17])^2)*SQRT(([.H18]-[.F18])^2+([.I18]-[.G18])^2)" office:value-type="float" office:value="75.5782167832813" calcext:value-type="float">
            <text:p>75,578216783281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18]*[.C18]+((1/3)*[.E19]+[.C18])*(1/2)*[.E19])/([.C18]+(1/2)*[.E19])" office:value-type="float" office:value="0.551515151515152" calcext:value-type="float">
            <text:p>0,551515151515152</text:p>
          </table:table-cell>
          <table:table-cell table:formula="of:=(((1/2)*([.B19]-[.B18])+[.B18])*[.C18]+((2/3)*([.B19]-[.B18])+[.B18])*(1/2)*[.E19])/([.C18]+(1/2)*[.E19])" office:value-type="float" office:value="275.69696969697" calcext:value-type="float">
            <text:p>275,69696969697</text:p>
          </table:table-cell>
          <table:table-cell table:formula="of:=(((1/2)*([.D18]-[.C19])+[.C18]+[.E19])*([.D18]-[.C19])+((2/3)*[.E19]+[.C18])*(1/2)*[.E19])/([.D18]-[.C19]+(1/2)*[.E19])" office:value-type="float" office:value="1.59833333333333" calcext:value-type="float">
            <text:p>1,59833333333333</text:p>
          </table:table-cell>
          <table:table-cell table:formula="of:=(((1/2)*([.B19]-[.B18])+[.B18])*([.D18]-[.C19])+((1/3)*([.B19]-[.B18])+[.B18])*(1/2)*[.E19])/([.D18]-[.C19]+(1/2)*[.E19])" office:value-type="float" office:value="274.233333333333" calcext:value-type="float">
            <text:p>274,233333333333</text:p>
          </table:table-cell>
          <table:table-cell table:formula="of:=DEGREES(ATAN(([.G18]-[.I18])/([.H18]-[.F18])))" office:value-type="float" office:value="54.4269907965664" calcext:value-type="float">
            <text:p>54,4269907965664</text:p>
          </table:table-cell>
          <table:table-cell table:formula="of:=DEGREES(ATAN(([.C19]-[.C18])/([.B19]-[.B18])))" office:value-type="float" office:value="0.249110515152914" calcext:value-type="float">
            <text:p>0,249110515152914</text:p>
          </table:table-cell>
          <table:table-cell table:formula="of:=[.J18]-[.K18]" office:value-type="float" office:value="54.1778802814135" calcext:value-type="float">
            <text:p>54,1778802814135</text:p>
          </table:table-cell>
          <table:table-cell table:formula="of:=ABS([.L18])" office:value-type="float" office:value="54.1778802814135" calcext:value-type="float">
            <text:p>54,1778802814135</text:p>
          </table:table-cell>
          <table:table-cell table:formula="of:=(-([.B19]-[.B18])*([.I18]-[.G18])+([.C19]-[.C18])*([.H18]-[.F18]))/[.P18]" office:value-type="float" office:value="0.770929184949682" calcext:value-type="float">
            <text:p>0,770929184949682</text:p>
          </table:table-cell>
          <table:table-cell table:formula="of:=DEGREES(ASIN([.N18]))" office:value-type="float" office:value="50.4374023249653" calcext:value-type="float">
            <text:p>50,4374023249653</text:p>
          </table:table-cell>
          <table:table-cell table:formula="of:=SQRT(([.B19]-[.B18])^2+([.C19]-[.C18])^2)*SQRT(([.H19]-[.F19])^2+([.I19]-[.G19])^2)" office:value-type="float" office:value="87.6042024119841" calcext:value-type="float">
            <text:p>87,604202411984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19]*[.C19]+((1/3)*[.E20]+[.C19])*(1/2)*[.E20])/([.C19]+(1/2)*[.E20])" office:value-type="float" office:value="0.551515151515152" calcext:value-type="float">
            <text:p>0,551515151515152</text:p>
          </table:table-cell>
          <table:table-cell table:formula="of:=(((1/2)*([.B20]-[.B19])+[.B19])*[.C19]+((2/3)*([.B20]-[.B19])+[.B19])*(1/2)*[.E20])/([.C19]+(1/2)*[.E20])" office:value-type="float" office:value="322.242424242424" calcext:value-type="float">
            <text:p>322,242424242424</text:p>
          </table:table-cell>
          <table:table-cell table:formula="of:=(((1/2)*([.D19]-[.C20])+[.C19]+[.E20])*([.D19]-[.C20])+((2/3)*[.E20]+[.C19])*(1/2)*[.E20])/([.D19]-[.C20]+(1/2)*[.E20])" office:value-type="float" office:value="1.59833333333333" calcext:value-type="float">
            <text:p>1,59833333333333</text:p>
          </table:table-cell>
          <table:table-cell table:formula="of:=(((1/2)*([.B20]-[.B19])+[.B19])*([.D19]-[.C20])+((1/3)*([.B20]-[.B19])+[.B19])*(1/2)*[.E20])/([.D19]-[.C20]+(1/2)*[.E20])" office:value-type="float" office:value="323.833333333333" calcext:value-type="float">
            <text:p>323,833333333333</text:p>
          </table:table-cell>
          <table:table-cell table:formula="of:=DEGREES(ATAN(([.G19]-[.I19])/([.H19]-[.F19])))" office:value-type="float" office:value="-56.6550835971849" calcext:value-type="float">
            <text:p>-56,6550835971849</text:p>
          </table:table-cell>
          <table:table-cell table:formula="of:=DEGREES(ATAN(([.C20]-[.C19])/([.B20]-[.B19])))" office:value-type="float" office:value="-0.2291818957541" calcext:value-type="float">
            <text:p>-0,2291818957541</text:p>
          </table:table-cell>
          <table:table-cell table:formula="of:=[.J19]-[.K19]" office:value-type="float" office:value="-56.4259017014308" calcext:value-type="float">
            <text:p>-56,4259017014308</text:p>
          </table:table-cell>
          <table:table-cell table:formula="of:=ABS([.L19])" office:value-type="float" office:value="56.4259017014308" calcext:value-type="float">
            <text:p>56,4259017014308</text:p>
          </table:table-cell>
          <table:table-cell table:formula="of:=(-([.B20]-[.B19])*([.I19]-[.G19])+([.C20]-[.C19])*([.H19]-[.F19]))/[.P19]" office:value-type="float" office:value="-0.79280143756435" calcext:value-type="float">
            <text:p>-0,79280143756435</text:p>
          </table:table-cell>
          <table:table-cell table:formula="of:=DEGREES(ASIN([.N19]))" office:value-type="float" office:value="-52.4480863253886" calcext:value-type="float">
            <text:p>-52,4480863253886</text:p>
          </table:table-cell>
          <table:table-cell table:formula="of:=SQRT(([.B20]-[.B19])^2+([.C20]-[.C19])^2)*SQRT(([.H20]-[.F20])^2+([.I20]-[.G20])^2)" office:value-type="float" office:value="100.598730530614" calcext:value-type="float">
            <text:p>100,59873053061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formula="of:=((1/2)*[.C20]*[.C20]+((1/3)*[.E21]+[.C20])*(1/2)*[.E21])/([.C20]+(1/2)*[.E21])" office:value-type="float" office:value="0.551515151515152" calcext:value-type="float">
            <text:p>0,551515151515152</text:p>
          </table:table-cell>
          <table:table-cell table:formula="of:=(((1/2)*([.B21]-[.B20])+[.B20])*[.C20]+((2/3)*([.B21]-[.B20])+[.B20])*(1/2)*[.E21])/([.C20]+(1/2)*[.E21])" office:value-type="float" office:value="375.818181818182" calcext:value-type="float">
            <text:p>375,818181818182</text:p>
          </table:table-cell>
          <table:table-cell table:formula="of:=(((1/2)*([.D20]-[.C21])+[.C20]+[.E21])*([.D20]-[.C21])+((2/3)*[.E21]+[.C20])*(1/2)*[.E21])/([.D20]-[.C21]+(1/2)*[.E21])" office:value-type="float" office:value="1.59833333333333" calcext:value-type="float">
            <text:p>1,59833333333333</text:p>
          </table:table-cell>
          <table:table-cell table:formula="of:=(((1/2)*([.B21]-[.B20])+[.B20])*([.D20]-[.C21])+((1/3)*([.B21]-[.B20])+[.B20])*(1/2)*[.E21])/([.D20]-[.C21]+(1/2)*[.E21])" office:value-type="float" office:value="374.1" calcext:value-type="float">
            <text:p>374,1</text:p>
          </table:table-cell>
          <table:table-cell table:formula="of:=DEGREES(ATAN(([.G20]-[.I20])/([.H20]-[.F20])))" office:value-type="float" office:value="58.6477507810849" calcext:value-type="float">
            <text:p>58,6477507810849</text:p>
          </table:table-cell>
          <table:table-cell table:formula="of:=DEGREES(ATAN(([.C21]-[.C20])/([.B21]-[.B20])))" office:value-type="float" office:value="0.212205620488123" calcext:value-type="float">
            <text:p>0,212205620488123</text:p>
          </table:table-cell>
          <table:table-cell table:formula="of:=[.J20]-[.K20]" office:value-type="float" office:value="58.4355451605968" calcext:value-type="float">
            <text:p>58,4355451605968</text:p>
          </table:table-cell>
          <table:table-cell table:formula="of:=ABS([.L20])" office:value-type="float" office:value="58.4355451605968" calcext:value-type="float">
            <text:p>58,4355451605968</text:p>
          </table:table-cell>
          <table:table-cell table:formula="of:=(-([.B21]-[.B20])*([.I20]-[.G20])+([.C21]-[.C20])*([.H20]-[.F20]))/[.P20]" office:value-type="float" office:value="0.811642755077806" calcext:value-type="float">
            <text:p>0,811642755077806</text:p>
          </table:table-cell>
          <table:table-cell table:formula="of:=DEGREES(ASIN([.N20]))" office:value-type="float" office:value="54.2567449440759" calcext:value-type="float">
            <text:p>54,2567449440759</text:p>
          </table:table-cell>
          <table:table-cell table:formula="of:=SQRT(([.B21]-[.B20])^2+([.C21]-[.C20])^2)*SQRT(([.H21]-[.F21])^2+([.I21]-[.G21])^2)" office:value-type="float" office:value="114.571566414417" calcext:value-type="float">
            <text:p>114,571566414417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.2" calcext:value-type="float">
            <text:p>1,2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table:formula="of:=((1/2)*[.C21]*[.C21]+((1/3)*[.E22]+[.C21])*(1/2)*[.E22])/([.C21]+(1/2)*[.E22])" office:value-type="float" office:value="0.551515151515152" calcext:value-type="float">
            <text:p>0,551515151515152</text:p>
          </table:table-cell>
          <table:table-cell table:formula="of:=(((1/2)*([.B22]-[.B21])+[.B21])*[.C21]+((2/3)*([.B22]-[.B21])+[.B21])*(1/2)*[.E22])/([.C21]+(1/2)*[.E22])" office:value-type="float" office:value="430.121212121212" calcext:value-type="float">
            <text:p>430,121212121212</text:p>
          </table:table-cell>
          <table:table-cell table:formula="of:=(((1/2)*([.D21]-[.C22])+[.C21]+[.E22])*([.D21]-[.C22])+((2/3)*[.E22]+[.C21])*(1/2)*[.E22])/([.D21]-[.C22]+(1/2)*[.E22])" office:value-type="float" office:value="1.59833333333333" calcext:value-type="float">
            <text:p>1,59833333333333</text:p>
          </table:table-cell>
          <table:table-cell table:formula="of:=(((1/2)*([.B22]-[.B21])+[.B21])*([.D21]-[.C22])+((1/3)*([.B22]-[.B21])+[.B21])*(1/2)*[.E22])/([.D21]-[.C22]+(1/2)*[.E22])" office:value-type="float" office:value="431.966666666667" calcext:value-type="float">
            <text:p>431,966666666667</text:p>
          </table:table-cell>
          <table:table-cell table:formula="of:=DEGREES(ATAN(([.G21]-[.I21])/([.H21]-[.F21])))" office:value-type="float" office:value="-60.4362989495491" calcext:value-type="float">
            <text:p>-60,4362989495491</text:p>
          </table:table-cell>
          <table:table-cell table:formula="of:=DEGREES(ATAN(([.C22]-[.C21])/([.B22]-[.B21])))" office:value-type="float" office:value="-0.197570870416717" calcext:value-type="float">
            <text:p>-0,197570870416717</text:p>
          </table:table-cell>
          <table:table-cell table:formula="of:=[.J21]-[.K21]" office:value-type="float" office:value="-60.2387280791324" calcext:value-type="float">
            <text:p>-60,2387280791324</text:p>
          </table:table-cell>
          <table:table-cell table:formula="of:=ABS([.L21])" office:value-type="float" office:value="60.2387280791324" calcext:value-type="float">
            <text:p>60,23872807913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2" calcext:value-type="float">
            <text:p>-0,2</text:p>
          </table:table-cell>
          <table:table-cell table:number-columns-repeated="10"/>
          <table:table-cell table:style-name="Default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13:52:52.9352199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5T15:17:30.942212078</dc:date>
    <meta:editing-duration>PT1H14M48S</meta:editing-duration>
    <meta:editing-cycles>10</meta:editing-cycles>
    <meta:generator>LibreOffice/6.1.6.3$Linux_X86_64 LibreOffice_project/10$Build-3</meta:generator>
    <meta:document-statistic meta:table-count="2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22" chart:class="chart:scatter">
            <chart:domain table:cell-range-address="Arkusz1.B8:Arkusz1.B22"/>
            <chart:data-point chart:repeated="15"/>
          </chart:series>
          <chart:series chart:style-name="ch6" chart:values-cell-range-address="Arkusz1.D8:Arkusz1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22</svg:desc>
                </draw:g>
              </table:table-cell>
              <table:table-cell office:value-type="float" office:value="1">
                <text:p>1</text:p>
                <draw:g>
                  <svg:desc>Arkusz1.C8:Arkusz1.C22</svg:desc>
                </draw:g>
              </table:table-cell>
              <table:table-cell office:value-type="float" office:value="2.1">
                <text:p>2.1</text:p>
                <draw:g>
                  <svg:desc>Arkusz1.D8:Arkusz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